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333333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DESARROLLO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DESARROLLO" style:list-style-name="L1"/>
    <style:style style:name="P4" style:family="paragraph" style:parent-style-name="DESARROLLO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DESARROLLO" style:list-style-name="L1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DESARROLLO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DESARROLLO" style:list-style-name="L1">
      <style:paragraph-properties loext:contextual-spacing="false" fo:margin-top="0.099cm" fo:margin-bottom="0.099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27670994662341054" text:style-name="L1">
        <text:list-header>
          <text:p text:style-name="P6">INSTRUCCIONES:</text:p>
          <text:p text:style-name="P4">Se debe entregar un documento de texto (txt u odt) en el que se indiquen las respuestas a cada pregunta y se vea de forma clara la orden.</text:p>
          <text:p text:style-name="P7">El fichero con las respuestas debes subirlo a moodle (entrega Examen comandos) y llamarlos nombre_1erApellido.txt</text:p>
          <text:p text:style-name="P4"/>
        </text:list-header>
      </text:list>
      <text:p text:style-name="P2">PREGUNTAS:</text:p>
      <text:list xml:id="list32360144" text:continue-numbering="true" text:style-name="L1">
        <text:list-item>
          <text:p text:style-name="P4">Crear la siguiente estructura de directorios en tu carpeta de usuario:</text:p>
          <text:p text:style-name="P5">examen/</text:p>
          <text:p text:style-name="P5">examen/parte1</text:p>
          <text:p text:style-name="P5">examen/parte1/ejercicios</text:p>
          <text:p text:style-name="P5">examen/parte1/teoria</text:p>
          <text:p text:style-name="P5">examen/parte2</text:p>
          <text:p text:style-name="P5">examen/parte3</text:p>
          <text:p text:style-name="P5">examen/parte3/conclusion</text:p>
          <text:p text:style-name="P4">Nota: Demuestra que todo la estructura ha salido bien.</text:p>
        </text:list-item>
      </text:list>
      <text:p text:style-name="P2"><text:s/></text:p>
      <text:list xml:id="list32358284" text:continue-numbering="true" text:style-name="L1">
        <text:list-item>
          <text:p text:style-name="P4">¿Qué permisos se asignan por defecto a un directorio cuando es creado?</text:p>
        </text:list-item>
        <text:list-item>
          <text:p text:style-name="P4">Da permisos totales a las carpetas creadas</text:p>
        </text:list-item>
        <text:list-item>
          <text:p text:style-name="P4">Posicionarse en el directorio ~/examen/parte1/ejercicios</text:p>
        </text:list-item>
        <text:list-item>
          <text:p text:style-name="P4">Copiar el fichero /etc/services al directorio actual con el nombre servicios.</text:p>
        </text:list-item>
        <text:list-item>
          <text:p text:style-name="P4">Mover el fichero servicios al directorio ~/examen/parte2 sin moverse del directorio actual.</text:p>
        </text:list-item>
        <text:list-item>
          <text:p text:style-name="P4">Borrar el directorio ~/examen/parte3 y todo lo que hay dentro sin moverse del directorio actual.</text:p>
        </text:list-item>
        <text:list-item>
          <text:p text:style-name="P4">Crear el fichero musica.txt con este contenido:</text:p>
          <text:p text:style-name="P6">Stairway to Heaven#Led Zeppelin#Jimmy Page&amp;Robert Plant#08/11/1971#8:02</text:p>
          <text:p text:style-name="P6">Yesterday#The Beatles#Lennon&amp;McCartney#06/08/1965#2:03</text:p>
        </text:list-item>
      </text:list>
      <text:p text:style-name="P2">Like a Rolling Stone#Bob Dylan#Bob Dylan#20/07/1965#6:09</text:p>
      <text:p text:style-name="P2">Born to Run#Bruce Springsteen#Bruce Springsteen#25/08/1975#4:30</text:p>
      <text:p text:style-name="P2">Light My Fire#The Doors#Robby Krieger#01/01/1965#7:08</text:p>
      <text:p text:style-name="P2">Hey Jude#The Beatles#Lennon&amp;McCartney#26/08/1968#7:11</text:p>
      <text:p text:style-name="P2">Imagine#John Lennon#John Lennon#11/10/1975#3:01</text:p>
      <text:p text:style-name="P2"><text:soft-page-break/></text:p>
      <text:p text:style-name="P2"/>
      <text:list xml:id="list32358271" text:continue-numbering="true" text:style-name="L1">
        <text:list-item>
          <text:p text:style-name="P3"><text:span text:style-name="T1">¿Qué </text:span><text:span text:style-name="T1">permisos se asignan por defecto a un fichero regular como </text:span><text:span text:style-name="T1">el anterior</text:span><text:span text:style-name="T1"> cuando es creado? </text:span><text:span text:style-name="T1">Modifica temporalmente estos permisos a 644 para los ficheros creados y 744 para los directorios.</text:span></text:p>
        </text:list-item>
        <text:list-item>
          <text:p text:style-name="P4">Crea un fichero llamados musica2.txt y muestra los permisos de los ficheros regulares y los ocultos del directorio.</text:p>
        </text:list-item>
        <text:list-item>
          <text:p text:style-name="P4">Añadir permisos de escritura para el grupo al fichero creado anteriormente, manteniendo los que tenía para el <text:s/>propietario y otros.</text:p>
        </text:list-item>
        <text:list-item>
          <text:p text:style-name="P4">Cuenta el número de canciones en las que aparezca Lennon.</text:p>
        </text:list-item>
        <text:list-item>
          <text:p text:style-name="P4">Ordena por duración el nombre de las canciones (muestra el nombre de la canción y la duración).</text:p>
        </text:list-item>
        <text:list-item>
          <text:p text:style-name="P4">Muestra las 3 últimas líneas del fichero.</text:p>
        </text:list-item>
        <text:list-item>
          <text:p text:style-name="P4">Generar el fichero ~/examen/parte2/listado a partir del contenido de la carpeta /usr/bin</text:p>
        </text:list-item>
        <text:list-item>
          <text:p text:style-name="P4">Crear el enlace simbólico ~/examen/enlacealistado que apunte al fichero ~/examen/parte2/listado</text:p>
        </text:list-item>
        <text:list-item>
          <text:p text:style-name="P4">Buscar en home los archivos que comiencen por vo y copiarlos en la carpeta actual.</text:p>
        </text:list-item>
        <text:list-item>
          <text:p text:style-name="P4">Repite lo anterior pero de forma que los errores en la búsqueda no se muestren por pantalla. El fichero con los errores debe llamarse errores.txt . Muestra después el contenido de errores.txt.</text:p>
        </text:list-item>
        <text:list-item>
          <text:p text:style-name="P4">Buscar dentro de los ficheros de la carpeta ~/examen aquellos <text:s/>que contengan el texto “man”.</text:p>
        </text:list-item>
        <text:list-item>
          <text:p text:style-name="P4">Localizar dentro de la carpeta ~/examen aquellos ficheros que la primera letra sea una m, y el resto cualquier cosa.</text:p>
          <text:p text:style-name="P4"/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SARROLLO" style:family="paragraph" style:parent-style-name="Standard" style:class="text">
      <style:paragraph-properties loext:contextual-spacing="false" fo:margin-left="0cm" fo:margin-right="0cm" fo:margin-top="0.199cm" fo:margin-bottom="0.199cm" fo:text-align="justify" style:justify-single-word="false" fo:text-indent="1cm" style:auto-text-indent="false"/>
      <style:text-properties style:font-name="Verdana" fo:font-size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333333"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comandos<text:tab/>Sistemas Informáticos<text:tab/>1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6T06:41:52.303493142</meta:creation-date>
    <dc:date>2023-02-20T12:11:15.70</dc:date>
    <meta:editing-duration>P2DT23H37M23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2" meta:paragraph-count="41" meta:word-count="404" meta:character-count="2777"/>
  </office:meta>
</office:document-meta>
</file>